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62cm" style:rel-column-width="10766*"/>
    </style:style>
    <style:style style:name="Tabela1.B" style:family="table-column">
      <style:table-column-properties style:column-width="3.23cm" style:rel-column-width="14121*"/>
    </style:style>
    <style:style style:name="Tabela1.C" style:family="table-column">
      <style:table-column-properties style:column-width="9.296cm" style:rel-column-width="40648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Label_5f_Ass">
      <style:text-properties officeooo:rsid="000a2c5a" officeooo:paragraph-rsid="000a2c5a"/>
    </style:style>
    <style:style style:name="P7" style:family="paragraph" style:parent-style-name="AssU_5f_Diagram">
      <style:text-properties officeooo:paragraph-rsid="001749e6"/>
    </style:style>
    <style:style style:name="P8" style:family="paragraph" style:parent-style-name="Interface_5f_Asset" style:master-page-name="Standard">
      <style:paragraph-properties style:page-number="auto"/>
    </style:style>
    <style:style style:name="P9" style:family="paragraph" style:parent-style-name="AssM_5f_Description">
      <style:text-properties officeooo:paragraph-rsid="001749e6"/>
    </style:style>
    <style:style style:name="P10" style:family="paragraph" style:parent-style-name="AssP_5f_Description">
      <style:text-properties officeooo:paragraph-rsid="001749e6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style:font-name="Courier New1" fo:font-size="9pt" fo:language="en" fo:country="US" officeooo:rsid="00156060" style:font-size-asian="9pt" style:font-name-complex="Courier New1" style:font-size-complex="9pt"/>
    </style:style>
    <style:style style:name="T4" style:family="text">
      <style:text-properties officeooo:rsid="00156060"/>
    </style:style>
    <style:style style:name="T5" style:family="text">
      <style:text-properties officeooo:rsid="001749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Ass_5f_Title"/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Ass_5f_Id"><text:span text:style-name="T3">&lt;</text:span><text:span text:style-name="T2">http://purl.org/dcc/</text:span><text:span text:style-name="T3">[</text:span><text:span text:style-name="T2">package</text:span><text:span text:style-name="T3">]</text:span><text:span text:style-name="T2">.</text:span><text:span text:style-name="T3">[</text:span><text:span text:style-name="T2">class</text:span><text:span text:style-name="T3">]&gt;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/>
          </table:table-cell>
          <table:covered-table-cell/>
        </table:table-row>
        <table:table-row table:style-name="Tabela1.1">
          <table:table-cell table:style-name="Tabela1.A1" office:value-type="string">
            <text:p text:style-name="P6">Description</text:p>
          </table:table-cell>
          <table:table-cell table:style-name="Tabela1.B1" table:number-columns-spanned="2" office:value-type="string">
            <text:p text:style-name="Ass_5f_Description"/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<text:span text:style-name="T4">[</text:span>name<text:span text:style-name="T4">]</text:span></text:p>
          </table:table-cell>
          <table:table-cell table:style-name="Tabela1.B1" table:number-columns-spanned="2" office:value-type="string">
            <text:p text:style-name="P9"><text:span text:style-name="T5">[description]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<text:span text:style-name="T4">[</text:span>parameter<text:span text:style-name="T4">]</text:span></text:p>
          </table:table-cell>
          <table:table-cell table:style-name="Tabela1.B1" office:value-type="string">
            <text:p text:style-name="P10"><text:span text:style-name="T5">[description]</text:span>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P10"><text:span text:style-name="T5">[description]</text:span>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<text:span text:style-name="T4">[</text:span>name<text:span text:style-name="T4">]</text:span></text:p>
          </table:table-cell>
          <table:table-cell table:style-name="Tabela1.B1" table:number-columns-spanned="2" office:value-type="string">
            <text:p text:style-name="P9"><text:span text:style-name="T5">[description]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<text:span text:style-name="T4">[</text:span>parameter<text:span text:style-name="T4">]</text:span></text:p>
          </table:table-cell>
          <table:table-cell table:style-name="Tabela1.B1" office:value-type="string">
            <text:p text:style-name="P10"><text:span text:style-name="T5">[description]</text:span>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P10"><text:span text:style-name="T5">[description]</text:span>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P_5f_Name"><text:span text:style-name="T4">[</text:span>name<text:span text:style-name="T4">]</text:span></text:p>
          </table:table-cell>
          <table:table-cell table:style-name="Tabela1.B1" table:number-columns-spanned="2" office:value-type="string">
            <text:p text:style-name="P10"><text:span text:style-name="T5">[description]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P10"><text:span text:style-name="T5">[description]</text:span>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/>
            <text:p text:style-name="P7"><text:span text:style-name="T5">[diagram image]</text:span></text:p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creator>Andre </dc:creator>
    <dc:date>2011-04-05T19:38:31</dc:date>
    <meta:editing-cycles>14</meta:editing-cycles>
    <meta:editing-duration>PT574H40M39S</meta:editing-duration>
    <meta:generator>OpenOffice.org/3.2$Unix OpenOffice.org_project/320m19$Build-9505</meta:generator>
    <meta:document-statistic meta:table-count="1" meta:image-count="0" meta:object-count="0" meta:page-count="1" meta:paragraph-count="25" meta:word-count="28" meta:character-count="281"/>
    <meta:user-defined meta:name="Template Id">http://purl.org/inloco/dcc/interface-specification</meta:user-defined>
  </office:meta>
</office:document-meta>
</file>